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AnnotationProcessorTest.testNonGeneri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AnnotationProcessorTest.testGen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ockAnnotationProcessorTest.testRa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